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29mm" fo:break-before="auto" style:use-optimal-row-height="false"/>
    </style:style>
    <style:style style:name="ta1" style:family="table" style:master-page-name="PageStyle_5f_local_20_search">
      <style:table-properties table:display="true" style:writing-mode="lr-tb" tableooo:tab-color="#95b3d7"/>
    </style:style>
    <style:style style:name="ta2" style:family="table" style:master-page-name="PageStyle_5f_business_20_directories">
      <style:table-properties table:display="true" style:writing-mode="lr-tb" tableooo:tab-color="#95b3d7"/>
    </style:style>
    <style:style style:name="ta3" style:family="table" style:master-page-name="PageStyle_5f_guide_20_pricing_20_comparison_20_engine">
      <style:table-properties table:display="true" style:writing-mode="lr-tb" tableooo:tab-color="#95b3d7"/>
    </style:style>
    <style:style style:name="ta4" style:family="table" style:master-page-name="PageStyle_5f_review">
      <style:table-properties table:display="true" style:writing-mode="lr-tb" tableooo:tab-color="#95b3d7"/>
    </style:style>
    <style:style style:name="ta5" style:family="table" style:master-page-name="PageStyle_5f_page_20_ranking">
      <style:table-properties table:display="true" style:writing-mode="lr-tb" tableooo:tab-color="#95b3d7"/>
    </style:style>
    <style:style style:name="ta6" style:family="table" style:master-page-name="PageStyle_5f_domains">
      <style:table-properties table:display="true" style:writing-mode="lr-tb" tableooo:tab-color="#95b3d7"/>
    </style:style>
    <style:style style:name="ta7" style:family="table" style:master-page-name="PageStyle_5f_competition">
      <style:table-properties table:display="true" style:writing-mode="lr-tb" tableooo:tab-color="#95b3d7"/>
    </style:style>
    <style:style style:name="ta8" style:family="table" style:master-page-name="PageStyle_5f_ads">
      <style:table-properties table:display="true" style:writing-mode="lr-tb" tableooo:tab-color="#95b3d7"/>
    </style:style>
    <style:style style:name="ta9" style:family="table" style:master-page-name="PageStyle_5f_global_20_stats">
      <style:table-properties table:display="true" style:writing-mode="lr-tb" tableooo:tab-color="#95b3d7"/>
    </style:style>
    <style:style style:name="ta10" style:family="table" style:master-page-name="PageStyle_5f_additional_20_search">
      <style:table-properties table:display="true" style:writing-mode="lr-tb" tableooo:tab-color="#95b3d7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3" style:family="table-cell" style:parent-style-name="Default">
      <style:table-cell-properties fo:background-color="#c6d9f1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4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5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6" style:family="table-cell" style:parent-style-name="Default">
      <style:table-cell-properties fo:background-color="#c6d9f1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8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d9d9d9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0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12" style:family="table-cell" style:parent-style-name="Default">
      <style:table-cell-properties fo:background-color="#f2f2f2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3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4" style:family="table-cell" style:parent-style-name="Default">
      <style:table-cell-properties fo:background-color="#d7e4bd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5" style:family="table-cell" style:parent-style-name="Excel_20_Built-in_20_Hyperlink" style:data-style-name="N0">
      <style:table-cell-properties fo:border-bottom="none" fo:background-color="#d7e4bd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bottom" loext:vertical-justify="auto"/>
      <style:paragraph-properties fo:text-align="start" css3t:text-justify="auto" fo:margin-left="0mm" style:writing-mode="page"/>
    </style:style>
    <style:style style:name="ce16" style:family="table-cell" style:parent-style-name="Excel_20_Built-in_20_Hyperlink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7" style:family="table-cell" style:parent-style-name="Excel_20_Built-in_20_Hyperlink" style:data-style-name="N0">
      <style:table-cell-properties fo:border-bottom="none" fo:background-color="#ffff99" style:cell-protect="protected" style:print-content="true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</style:style>
    <style:style style:name="ce18" style:family="table-cell" style:parent-style-name="Excel_20_Built-in_20_Hyperlink" style:data-style-name="N0">
      <style:table-cell-properties fo:background-color="#d9d9d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19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0" style:family="table-cell" style:parent-style-name="Default">
      <style:table-cell-properties fo:background-color="#d7e4b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1" style:family="table-cell" style:parent-style-name="Excel_20_Built-in_20_Hyperlink" style:data-style-name="N0">
      <style:table-cell-properties fo:background-color="#d7e4bd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2" style:family="table-cell" style:parent-style-name="Default">
      <style:table-cell-properties fo:background-color="#ffff9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3" style:family="table-cell" style:parent-style-name="Excel_20_Built-in_20_Hyperlink" style:data-style-name="N0">
      <style:table-cell-properties fo:background-color="#ffff99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</style:style>
    <style:style style:name="ce24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5" style:family="table-cell" style:parent-style-name="Default">
      <style:table-cell-properties fo:background-color="#f2f2f2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</style:style>
    <style:style style:name="ce27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8" style:family="table-cell" style:parent-style-name="Default">
      <style:table-cell-properties fo:background-color="#d7e4bd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29" style:family="table-cell" style:parent-style-name="Default">
      <style:table-cell-properties fo:background-color="#ffff9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0" style:family="table-cell" style:parent-style-name="Default">
      <style:table-cell-properties fo:background-color="#d9d9d9" style:diagonal-bl-tr="none" style:diagonal-tl-br="none" style:text-align-source="fix" style:repeat-content="false" fo:wrap-option="no-wrap" fo:border="0.74pt dotte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1" style:family="table-cell" style:parent-style-name="Default">
      <style:table-cell-properties fo:border-bottom="0.74pt dotte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2" style:family="table-cell" style:parent-style-name="Default">
      <style:table-cell-properties fo:border-bottom="0.74pt dotted #000000" fo:background-color="#d7e4bd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33" style:family="table-cell" style:parent-style-name="Default">
      <style:table-cell-properties fo:border-bottom="0.74pt dotted #000000" fo:background-color="#ffff9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4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5" style:family="table-cell" style:parent-style-name="Default">
      <style:table-cell-properties fo:border-bottom="0.74pt dotted #000000" fo:background-color="#d7e4bd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6" style:family="table-cell" style:parent-style-name="Default">
      <style:table-cell-properties fo:border-bottom="0.74pt dotted #000000" fo:background-color="#d7e4bd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mm" style:writing-mode="page"/>
    </style:style>
    <style:style style:name="ce37" style:family="table-cell" style:parent-style-name="Default">
      <style:table-cell-properties fo:border-bottom="0.74pt dotted #000000" fo:background-color="#ffff99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8" style:family="table-cell" style:parent-style-name="Default">
      <style:table-cell-properties fo:border-bottom="0.74pt dotted #000000" fo:background-color="#d9d9d9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start" css3t:text-justify="auto" fo:margin-left="0mm" style:writing-mode="page"/>
    </style:style>
    <style:style style:name="ce3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0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atus="enable" table:maximum-difference="0.0001"/>
      </table:calculation-settings>
      <table:table table:name="local search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ocal Search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4" office:value-type="string" calcext:value-type="string" table:number-columns-spanned="9" table:number-rows-spanned="1">
            <text:p>Google+ and set search to Local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oogle.com/+/learnmore/local/" xlink:type="simple">http://www.google.com/+/learnmore/local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bing.com/businessportal" xlink:type="simple">http://www.bing.com/businessportal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bing.com/local/" xlink:type="simple">http://www.bing.com/local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usiness directories" table:style-name="ta2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 table:number-columns-spanned="9" table:number-rows-spanned="2">
            <text:p>Business Directories</text:p>
          </table:table-cell>
          <table:covered-table-cell table:number-columns-repeated="8" table:style-name="ce12"/>
          <table:table-cell table:number-columns-repeated="1014"/>
        </table:table-row>
        <table:table-row table:style-name="ro1">
          <table:table-cell/>
          <table:covered-table-cell table:number-columns-repeated="9" table:style-name="ce12"/>
          <table:table-cell table:style-name="ce25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1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Popular</text:p>
          </table:table-cell>
          <table:covered-table-cell table:number-columns-repeated="8" table:style-name="ce2"/>
          <table:table-cell table:style-name="ce26" table:number-columns-spanned="12" table:number-rows-spanned="1"/>
          <table:covered-table-cell table:number-columns-repeated="11" table:style-name="ce26"/>
          <table:table-cell table:number-columns-repeated="1002"/>
        </table:table-row>
        <table:table-row table:style-name="ro1">
          <table:table-cell/>
          <table:table-cell table:style-name="ce14" office:value-type="string" calcext:value-type="string" table:number-columns-spanned="9" table:number-rows-spanned="1">
            <text:p>facebook.com &amp; twitter.com</text:p>
          </table:table-cell>
          <table:covered-table-cell table:number-columns-repeated="8" table:style-name="ce20"/>
          <table:table-cell table:style-name="ce27" table:number-columns-spanned="12" table:number-rows-spanned="1"/>
          <table:covered-table-cell table:number-columns-repeated="10" table:style-name="ce31"/>
          <table:covered-table-cell table:style-name="ce35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truelocal.com.au/" xlink:type="simple">http://www.truelocal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hotfrog.com.au/" xlink:type="simple">http://www.hotfrog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startlocal.com.au/" xlink:type="simple">http://www.startlocal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yellowpages.com.au/" xlink:type="simple">http://www.yellowpages.com.au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whitepages.com.au/" xlink:type="simple">http://www.whitepages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localbuzz.com.au/" xlink:type="simple">http://www.localbuzz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superpages.com.au/" xlink:type="simple">http://www.superpages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yelp.com.au/melbourne" xlink:type="simple">http://www.yelp.com.au/melbourne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findlocal.com.au/" xlink:type="simple">http://findlocal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shopseek.com.au/" xlink:type="simple">http://www.shopseek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womo.com.au/" xlink:type="simple">http://www.womo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://www.localbusinessguide.com.au/" xlink:type="simple">http://www.localbusinessguide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5" office:value-type="string" calcext:value-type="string" table:number-columns-spanned="9" table:number-rows-spanned="1">
            <text:p><text:a xlink:href="https://communityengine.com.au/" xlink:type="simple">https://communityengine.com.au/</text:a></text:p>
          </table:table-cell>
          <table:covered-table-cell table:number-columns-repeated="7" table:style-name="ce21"/>
          <table:covered-table-cell table:style-name="ce15"/>
          <table:table-cell table:style-name="ce28" table:number-columns-spanned="12" table:number-rows-spanned="1"/>
          <table:covered-table-cell table:number-columns-repeated="10" table:style-name="ce32"/>
          <table:covered-table-cell table:style-name="ce36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Useful</text:p>
          </table:table-cell>
          <table:covered-table-cell table:number-columns-repeated="8" table:style-name="ce2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flyingsolo.com.au/" xlink:type="simple">http://www.flyingsolo.com.au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hourssign.com.au/" xlink:type="simple">http://www.hourssign.com.au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nationaldirectory.com.au/home.aspx" xlink:type="simple">http://www.nationaldirectory.com.au/home.aspx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fyple.biz/" xlink:type="simple">http://www.fyple.biz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livepages.com.au/" xlink:type="simple">http://www.livepages.com.au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local.com.au/" xlink:type="simple">http://www.local.com.au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pinkpages.com.au/" xlink:type="simple">http://www.pinkpages.com.au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7" office:value-type="string" calcext:value-type="string" table:number-columns-spanned="9" table:number-rows-spanned="1">
            <text:p><text:a xlink:href="http://www.business.com.au/" xlink:type="simple">http://www.business.com.au/</text:a></text:p>
          </table:table-cell>
          <table:covered-table-cell table:number-columns-repeated="7" table:style-name="ce23"/>
          <table:covered-table-cell table:style-name="ce17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dlook.com.au/" xlink:type="simple">http://www.dlook.com.au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6" office:value-type="string" calcext:value-type="string" table:number-columns-spanned="9" table:number-rows-spanned="1">
            <text:p><text:a xlink:href="http://www.tuugo.biz/" xlink:type="simple">http://www.tuugo.biz/</text:a></text:p>
          </table:table-cell>
          <table:covered-table-cell table:number-columns-repeated="8" table:style-name="ce22"/>
          <table:table-cell table:style-name="ce29" table:number-columns-spanned="12" table:number-rows-spanned="1"/>
          <table:covered-table-cell table:number-columns-repeated="10" table:style-name="ce33"/>
          <table:covered-table-cell table:style-name="ce37"/>
          <table:table-cell table:number-columns-repeated="1002"/>
        </table:table-row>
        <table:table-row table:style-name="ro1">
          <table:table-cell/>
          <table:table-cell table:style-name="ce13" office:value-type="string" calcext:value-type="string" table:number-columns-spanned="9" table:number-rows-spanned="1">
            <text:p>Low Traffic</text:p>
          </table:table-cell>
          <table:covered-table-cell table:number-columns-repeated="8" table:style-name="ce2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aussieweb.com.au/" xlink:type="simple">http://www.aussieweb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enterprisesearch.com.au/" xlink:type="simple">http://www.enterprisesearch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businessdirectory.com.au/" xlink:type="simple">http://www.businessdirectory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1stmelbourneguide.com/" xlink:type="simple">http://www.1stmelbourneguide.com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infolink.com.au/" xlink:type="simple">http://www.infolink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aussiepages.com.au/" xlink:type="simple">http://www.aussiepages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nationwide.com.au/" xlink:type="simple">http://www.nationwide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18" office:value-type="string" calcext:value-type="string" table:number-columns-spanned="9" table:number-rows-spanned="1">
            <text:p><text:a xlink:href="http://www.webdirectoryaustralia.com.au/" xlink:type="simple">http://www.webdirectoryaustralia.com.au/</text:a></text:p>
          </table:table-cell>
          <table:covered-table-cell table:number-columns-repeated="8" table:style-name="ce24"/>
          <table:table-cell table:style-name="ce30" table:number-columns-spanned="12" table:number-rows-spanned="1"/>
          <table:covered-table-cell table:number-columns-repeated="10" table:style-name="ce34"/>
          <table:covered-table-cell table:style-name="ce38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ocal Listing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localbusinessguide.com.au/victoria/" xlink:type="simple">http://www.localbusinessguide.com.au/victoria/ 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vic.gov.au/business-industry/business-practice-management/business-directories.html" xlink:type="simple">http://www.vic.gov.au/business-industry/business-practice-management/business-directories.html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thatsmelbourne.com.au/" xlink:type="simple">www.thatsmelbourne.com.au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onlymelbourne.com.au/" xlink:type="simple">http://www.onlymelbourne.com.au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communityguide.com.au/" xlink:type="simple">http://communityguide.com.au/</text:a></text:p>
          </table:table-cell>
          <table:covered-table-cell table:number-columns-repeated="8" table:style-name="ce7"/>
          <table:table-cell table:style-name="ce4" office:value-type="string" calcext:value-type="string" table:number-columns-spanned="12" table:number-rows-spanned="1">
            <text:p>example: http://www.patiosmorningtonpeninsula.communityguide.com.au/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eatability.com.au/au/melbourne/" xlink:type="simple">http://www.eatability.com.au/au/melbourne/</text:a></text:p>
          </table:table-cell>
          <table:covered-table-cell table:number-columns-repeated="8" table:style-name="ce7"/>
          <table:table-cell table:style-name="ce4" office:value-type="string" calcext:value-type="string" table:number-columns-spanned="12" table:number-rows-spanned="1">
            <text:p>food network - example: http://www.eatability.com.au/au/melbourne/diamond-jewellery-studio/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whatsinmelbourne.com.au/" xlink:type="simple">http://www.whatsinmelbourne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melbournedirectory.com.au/" xlink:type="simple">http://www.melbournedirectory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sensis.com.au/" xlink:type="simple">http://sensis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mornington-peninsula.com/" xlink:type="simple">http://www.mornington-peninsula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ocal Listings Enthnicity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chinesebusinessguide.com.au/" xlink:type="simple">http://www.chinesebusinessguide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jewishaustralia.com/?Page=bizmel" xlink:type="simple">http://www.jewishaustralia.com/?Page=bizmel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parsianaustralia.com/pbd/index.php/tag/melbourne/" xlink:type="simple">http://www.parsianaustralia.com/pbd/index.php/tag/melbourne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cronet.com.au/" xlink:type="simple">http://www.cronet.com.au/</text:a></text:p>
          </table:table-cell>
          <table:covered-table-cell table:number-columns-repeated="8" table:style-name="ce7"/>
          <table:table-cell table:style-name="ce5" office:value-type="string" calcext:value-type="string" table:number-columns-spanned="12" table:number-rows-spanned="1">
            <text:p><text:a xlink:href="http://www.cronet.com.au/business.html" xlink:type="simple">http://www.cronet.com.au/business.html</text:a>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Business Page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local.yahoo.com/" xlink:type="simple">http://local.yahoo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s://www.oneflare.com.au/" xlink:type="simple">https://www.oneflare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Listing By Type of Work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homeimprovementpages.com.au/" xlink:type="simple">http://www.homeimprovementpages.com.au/</text:a></text:p>
          </table:table-cell>
          <table:covered-table-cell table:number-columns-repeated="8" table:style-name="ce7"/>
          <table:table-cell table:style-name="ce4" office:value-type="string" calcext:value-type="string" table:number-columns-spanned="12" table:number-rows-spanned="1">
            <text:p>aussie tradesman user guide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atug.com.au/" xlink:type="simple">http://www.atug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Coupon Listing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smartsaver.com.au/" xlink:type="simple">http://smartsaver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Map Listing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maps.google.com/" xlink:type="simple">http://maps.google.com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whereis.com/" xlink:type="simple">http://www.whereis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maps.yahoo.com/" xlink:type="simple">http://maps.yahoo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bing.com/maps/" xlink:type="simple">http://www.bing.com/maps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mapquest.com/" xlink:type="simple">http://www.mapquest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Further Listing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2">
          <table:table-cell/>
          <table:table-cell table:style-name="ce19" office:value-type="string" calcext:value-type="string" table:number-columns-spanned="9" table:number-rows-spanned="1">
            <text:p>local area directories .gov site directories </text:p>
          </table:table-cell>
          <table:covered-table-cell table:number-columns-repeated="8" table:style-name="ce7"/>
          <table:table-cell table:style-name="ce4" office:value-type="string" calcext:value-type="string" table:number-columns-spanned="12" table:number-rows-spanned="1">
            <text:p>example - http://www.cardinia.vic.gov.au &amp; example: http://www.cardinia.vic.gov.au/Directory/DirectoryList.aspx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uide pricing comparison engine" table:style-name="ta3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Product Guide, Pricing &amp; Comparison Engine Site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etprice.com.au/" xlink:type="simple">http://www.getprice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myshopping.com.au/" xlink:type="simple">http://www.myshopping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shopwiki.com.au/" xlink:type="simple">http://www.shopwiki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umtree.com.au/" xlink:type="simple">http://www.gumtree.com.au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view" table:style-name="ta4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Review Site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feng-gui.com/" xlink:type="simple">http://www.feng-gui.com/</text:a></text:p>
          </table:table-cell>
          <table:covered-table-cell table:number-columns-repeated="8" table:style-name="ce7"/>
          <table:table-cell table:style-name="ce4" office:value-type="string" calcext:value-type="string" table:number-columns-spanned="12" table:number-rows-spanned="1">
            <text:p>Attention Analysis for Websites and Advertisements (hotspots)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productreview.com.au/" xlink:type="simple">http://www.productreview.com.au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Auction &amp; Sale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ebay.com.au/" xlink:type="simple">www.ebay.com.au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umtree.com.au/" xlink:type="simple">http://www.gumtree.com.au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quicksales.com.au/" xlink:type="simple">http://www.quicksales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bidmate.com.au/" xlink:type="simple">http://www.bidmate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cracker.com.au/" xlink:type="simple">http://cracker.com.au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ge ranking" table:style-name="ta5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Page Ranking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oogle.com/analytics/" xlink:type="simple">http://www.google.com/analytics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eb.analytics.yahoo.com/" xlink:type="simple">http://web.analytics.yahoo.com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oogle.com/trends/" xlink:type="simple">http://www.google.com/trends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compete.com/" xlink:type="simple">www.compete.com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quantcast.com/" xlink:type="simple">http://www.quantcast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rankingtoday.com/seo/site-popularity.php" xlink:type="simple">http://www.rankingtoday.com/seo/site-popularity.php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urltrends.com/" xlink:type="simple">http://www.urltrends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statsaholic.com/" xlink:type="simple">http://www.statsaholic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hypestat.com/" xlink:type="simple">http://www.hypestat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mains" table:style-name="ta6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Available Domains 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allwhois.com/" xlink:type="simple">www.allwhois.com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reverseaustralia.com/" xlink:type="simple">http://www.reverseaustralia.com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opensiteexplorer.org/" xlink:type="simple">http://www.opensiteexplorer.org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mpetition" table:style-name="ta7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Competition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40" office:value-type="string" calcext:value-type="string" table:number-columns-spanned="9" table:number-rows-spanned="1">
            <text:p>SEE BUSINESS LISTINGS 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s" table:style-name="ta8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Advertisting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buysellads.com/buy/detail/1251/" xlink:type="simple">http://buysellads.com/buy/detail/1251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s://adwords.google.com/o/Targeting/Explorer?__c=1000000000&amp;__u=1000000000&amp;ideaRequestType=KEYWORD_IDEAS" xlink:type="simple">https://adwords.google.com/o/Targeting/Explorer?__c=1000000000&amp;__u=1000000000&amp;ideaRequestType=KEYWORD_IDEAS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lobal stats" table:style-name="ta9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Global Stats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gs.statcounter.com/" xlink:type="simple">http://gs.statcounter.com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tools.pingdom.com/fpt/" xlink:type="simple">http://tools.pingdom.com/fpt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s://www.blamestella.com/" xlink:type="simple">https://www.blamestella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dditional search" table:style-name="ta10">
        <table:table-column table:style-name="co1" table:number-columns-repeated="1024" table:default-cell-style-name="Default"/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 calcext:value-type="string" table:number-columns-spanned="9" table:number-rows-spanned="2">
            <text:p>Additional Search</text:p>
          </table:table-cell>
          <table:covered-table-cell table:number-columns-repeated="8" table:style-name="ce2"/>
          <table:table-cell table:number-columns-repeated="1014"/>
        </table:table-row>
        <table:table-row table:style-name="ro1">
          <table:table-cell/>
          <table:covered-table-cell table:number-columns-repeated="9" table:style-name="ce2"/>
          <table:table-cell table:style-name="ce8" office:value-type="string" calcext:value-type="string" table:number-columns-spanned="12" table:number-rows-spanned="1">
            <text:p>Comments</text:p>
          </table:table-cell>
          <table:covered-table-cell table:number-columns-repeated="11" table:style-name="ce2"/>
          <table:table-cell table:number-columns-repeated="1002"/>
        </table:table-row>
        <table:table-row table:style-name="ro1">
          <table:table-cell/>
          <table:table-cell table:style-name="ce3" table:number-columns-spanned="9" table:number-rows-spanned="1"/>
          <table:covered-table-cell table:number-columns-repeated="8" table:style-name="ce6"/>
          <table:table-cell table:style-name="ce9" table:number-columns-spanned="12" table:number-rows-spanned="1"/>
          <table:covered-table-cell table:number-columns-repeated="11" table:style-name="ce10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20search.com/" xlink:type="simple">http://www.20search.com/</text:a></text:p>
          </table:table-cell>
          <table:covered-table-cell table:number-columns-repeated="8" table:style-name="ce39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www.google.com/shopping" xlink:type="simple">http://www.google.com/shopping</text:a></text:p>
          </table:table-cell>
          <table:covered-table-cell table:number-columns-repeated="8" table:style-name="ce39"/>
          <table:table-cell table:style-name="ce4" office:value-type="string" calcext:value-type="string" table:number-columns-spanned="12" table:number-rows-spanned="1">
            <text:p>product search</text:p>
          </table:table-cell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office:value-type="string" calcext:value-type="string" table:number-columns-spanned="9" table:number-rows-spanned="1">
            <text:p><text:a xlink:href="http://builtwith.com/" xlink:type="simple">http://builtwith.com/</text:a></text:p>
          </table:table-cell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5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>
          <table:table-cell/>
          <table:table-cell table:style-name="ce4" table:number-columns-spanned="9" table:number-rows-spanned="1"/>
          <table:covered-table-cell table:number-columns-repeated="8" table:style-name="ce7"/>
          <table:table-cell table:style-name="ce4" table:number-columns-spanned="12" table:number-rows-spanned="1"/>
          <table:covered-table-cell table:number-columns-repeated="11" table:style-name="ce7"/>
          <table:table-cell table:number-columns-repeated="1002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0">
      <number:minutes number:style="long"/>
      <number:text>:</number:text>
      <number:seconds number:style="long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2">
      <number:minutes number:style="long"/>
      <number:text>:</number:text>
      <number:seconds number:style="long" number:decimal-places="1"/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loext:text> </loext:text>
      <loext:fill-character> </loext:fill-character>
      <number:text>- </number:text>
    </number:number-style>
    <number:text-style style:name="N10125" number:language="en" number:country="AU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loext:fill-character> </loext:fill-character>
      <number:text>- </number:text>
    </number:currency-style>
    <number:text-style style:name="N10129" number:language="en" number:country="AU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Arial Unicode MS" style:font-family-asian="'Arial Unicode MS'" style:font-family-generic-asian="system" style:font-pitch-asian="variable" style:font-size-asian="11pt" style:font-name-complex="Arial Unicode MS" style:font-family-complex="'Arial Unicode MS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5">00/00/0000</text:date>, <text:time style:data-style-name="N2" text:time-value="01:57:32.21982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usiness_20_directories" style:display-name="PageStyle_business directori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ide_20_pricing_20_comparison_20_engine" style:display-name="PageStyle_guide pricing comparison engin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view" style:display-name="PageStyle_review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_20_ranking" style:display-name="PageStyle_page rank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omains" style:display-name="PageStyle_domain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mpetition" style:display-name="PageStyle_competiti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ds" style:display-name="PageStyle_ad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local_20_search" style:display-name="PageStyle_local search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additional_20_search" style:display-name="PageStyle_additional search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lobal_20_stats" style:display-name="PageStyle_global stat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an</meta:initial-creator>
    <dc:creator>Jian</dc:creator>
    <meta:creation-date>2013-01-25T21:15:54</meta:creation-date>
    <dc:date>2013-05-14T03:01:36</dc:date>
    <meta:generator>LibreOffice/5.2.3.3$MacOSX_X86_64 LibreOffice_project/d54a8868f08a7b39642414cf2c8ef2f228f780cf</meta:generator>
    <meta:document-statistic meta:table-count="10" meta:cell-count="139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